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bd37" officeooo:paragraph-rsid="001bbd37" style:font-weight-asian="bold" style:font-weight-complex="bold"/>
    </style:style>
    <style:style style:name="P2" style:family="paragraph" style:parent-style-name="Standard">
      <style:text-properties fo:font-weight="bold" officeooo:rsid="001c9300" officeooo:paragraph-rsid="001c9300" style:font-weight-asian="bold" style:font-weight-complex="bold"/>
    </style:style>
    <style:style style:name="P3" style:family="paragraph" style:parent-style-name="Standard">
      <style:text-properties fo:font-weight="normal" officeooo:rsid="001c9300" officeooo:paragraph-rsid="001c9300" style:font-weight-asian="normal" style:font-weight-complex="normal"/>
    </style:style>
    <style:style style:name="P4" style:family="paragraph" style:parent-style-name="Standard">
      <style:text-properties fo:font-weight="normal" officeooo:rsid="001c9300" officeooo:paragraph-rsid="001c9300" style:font-weight-asian="normal" style:font-weight-complex="normal"/>
    </style:style>
    <style:style style:name="P5" style:family="paragraph" style:parent-style-name="Standard">
      <style:text-properties fo:font-weight="normal" officeooo:rsid="001e4fe8" officeooo:paragraph-rsid="001e4fe8" style:font-weight-asian="normal" style:font-weight-complex="normal"/>
    </style:style>
    <style:style style:name="P6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c9300" officeooo:paragraph-rsid="001c9300" style:font-weight-asian="normal" style:font-weight-complex="normal"/>
    </style:style>
    <style:style style:name="P7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dden Markov Model Based Named Entity Recognition</text:p>
      <text:p text:style-name="P1"/>
      <text:p text:style-name="P2">Experiment 1</text:p>
      <text:p text:style-name="P2"/>
      <text:p text:style-name="P3">Hidden states:</text:p>
      <text:p text:style-name="P3">Output:</text:p>
      <text:p text:style-name="P3">N-gram:</text:p>
      <text:p text:style-name="P3">Dealing with Unknowns:</text:p>
      <text:p text:style-name="P3">Probability Calculations:</text:p>
      <text:p text:style-name="P3"/>
      <text:p text:style-name="P6">&lt;HiddenMarkovModelTagger 18 states and 20252 output symbols&gt;</text:p>
      <text:p text:style-name="P7"/>
      <text:p text:style-name="P7">['O', 'ORG_Others', 'PER_Others', 'LOC_Event', 'PER_Victim', 'LOC_Others', 'PER_Accused', 'ORG_Victim', 'ORG_Accused', 'PER_Assoc', 'Accused', 'LOC_Assoc', 'Event', 'Location', 'LOC_Accused', 'LOC_Victim', 'ORG_Assoc', 'Victim']</text:p>
      <text:p text:style-name="P3"/>
      <text:p text:style-name="P5">For few documents, Number of tags and words are differ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13:05:35.994846644</meta:creation-date>
    <meta:generator>LibreOffice/5.1.6.2$Linux_X86_64 LibreOffice_project/10m0$Build-2</meta:generator>
    <dc:date>2017-10-12T16:48:39.545426805</dc:date>
    <meta:editing-duration>PT5M14S</meta:editing-duration>
    <meta:editing-cycles>3</meta:editing-cycles>
    <meta:document-statistic meta:table-count="0" meta:image-count="0" meta:object-count="0" meta:page-count="1" meta:paragraph-count="10" meta:word-count="53" meta:character-count="483" meta:non-whitespace-character-count="440"/>
  </office:meta>
</office:document-meta>
</file>